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43.4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chocolate" table:style-name="ta1">
        <table:shapes>
          <draw:frame draw:z-index="0" draw:style-name="gr1" draw:text-style-name="P1" svg:width="817.03pt" svg:height="540.48pt" svg:x="283.66pt" svg:y="71.43pt">
            <loext:p draw:notify-on-update-of-ranges="height_chocolate.B1:height_chocolate.B1 height_chocolate.B2:height_chocolate.B101 height_chocolate.C1:height_chocolate.C1 height_chocolate.C2:height_chocolate.C101 height_chocolate.D1:height_chocolate.D1 height_chocolate.D2:height_chocolate.D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  <table:table-cell table:style-name="ce1" office:value-type="string" calcext:value-type="string">
            <text:p>Ideal</text:p>
          </table:table-cell>
          <table:table-cell/>
          <table:table-cell table:style-name="ce2" office:value-type="string" calcext:value-type="string" table:number-columns-spanned="2" table:number-rows-spanned="1">
            <text:p>MEDIA</text:p>
          </table:table-cell>
          <table:covered-table-cell table:style-name="ce1"/>
        </table:table-row>
        <table:table-row table:style-name="ro1">
          <table:table-cell/>
          <table:table-cell office:value-type="float" office:value="0.0189192" calcext:value-type="float">
            <text:p>0.0189192</text:p>
          </table:table-cell>
          <table:table-cell office:value-type="float" office:value="0.0254007" calcext:value-type="float">
            <text:p>0.0254007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</table:table-row>
        <table:table-row table:style-name="ro1">
          <table:table-cell/>
          <table:table-cell office:value-type="float" office:value="0.0175912" calcext:value-type="float">
            <text:p>0.0175912</text:p>
          </table:table-cell>
          <table:table-cell office:value-type="float" office:value="0.0202695" calcext:value-type="float">
            <text:p>0.0202695</text:p>
          </table:table-cell>
          <table:table-cell table:formula="of:=[.D2]" office:value-type="float" office:value="0.03" calcext:value-type="float">
            <text:p>0.03</text:p>
          </table:table-cell>
          <table:table-cell/>
          <table:table-cell table:style-name="ce1" table:formula="of:=[.B103]" office:value-type="float" office:value="0.0183443" calcext:value-type="float">
            <text:p>0.0183443</text:p>
          </table:table-cell>
          <table:table-cell table:style-name="ce1" table:formula="of:=[.C103]" office:value-type="float" office:value="0.0215471" calcext:value-type="float">
            <text:p>0.0215471</text:p>
          </table:table-cell>
        </table:table-row>
        <table:table-row table:style-name="ro2">
          <table:table-cell/>
          <table:table-cell office:value-type="float" office:value="0.0175825" calcext:value-type="float">
            <text:p>0.0175825</text:p>
          </table:table-cell>
          <table:table-cell office:value-type="float" office:value="0.0223442" calcext:value-type="float">
            <text:p>0.0223442</text:p>
          </table:table-cell>
          <table:table-cell table:formula="of:=[.D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13235" calcext:value-type="float">
            <text:p>0.0213235</text:p>
          </table:table-cell>
          <table:table-cell office:value-type="float" office:value="0.0215471" calcext:value-type="float">
            <text:p>0.0215471</text:p>
          </table:table-cell>
          <table:table-cell table:formula="of:=[.D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51734" calcext:value-type="float">
            <text:p>0.0151734</text:p>
          </table:table-cell>
          <table:table-cell office:value-type="float" office:value="0.022751" calcext:value-type="float">
            <text:p>0.022751</text:p>
          </table:table-cell>
          <table:table-cell table:formula="of:=[.D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8619" calcext:value-type="float">
            <text:p>0.0198619</text:p>
          </table:table-cell>
          <table:table-cell office:value-type="float" office:value="0.0240266" calcext:value-type="float">
            <text:p>0.0240266</text:p>
          </table:table-cell>
          <table:table-cell table:formula="of:=[.D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13047" calcext:value-type="float">
            <text:p>0.0213047</text:p>
          </table:table-cell>
          <table:table-cell office:value-type="float" office:value="0.0215471" calcext:value-type="float">
            <text:p>0.0215471</text:p>
          </table:table-cell>
          <table:table-cell table:formula="of:=[.D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7974" calcext:value-type="float">
            <text:p>0.0197974</text:p>
          </table:table-cell>
          <table:table-cell office:value-type="float" office:value="0.0215485" calcext:value-type="float">
            <text:p>0.0215485</text:p>
          </table:table-cell>
          <table:table-cell table:formula="of:=[.D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794" calcext:value-type="float">
            <text:p>0.0183794</text:p>
          </table:table-cell>
          <table:table-cell office:value-type="float" office:value="0.0197786" calcext:value-type="float">
            <text:p>0.0197786</text:p>
          </table:table-cell>
          <table:table-cell table:formula="of:=[.D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0827" calcext:value-type="float">
            <text:p>0.0160827</text:p>
          </table:table-cell>
          <table:table-cell office:value-type="float" office:value="0.0254007" calcext:value-type="float">
            <text:p>0.0254007</text:p>
          </table:table-cell>
          <table:table-cell table:formula="of:=[.D1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383" calcext:value-type="float">
            <text:p>0.0168383</text:p>
          </table:table-cell>
          <table:table-cell office:value-type="float" office:value="0.0200227" calcext:value-type="float">
            <text:p>0.0200227</text:p>
          </table:table-cell>
          <table:table-cell table:formula="of:=[.D1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8495" calcext:value-type="float">
            <text:p>0.0198495</text:p>
          </table:table-cell>
          <table:table-cell office:value-type="float" office:value="0.0229415" calcext:value-type="float">
            <text:p>0.0229415</text:p>
          </table:table-cell>
          <table:table-cell table:formula="of:=[.D1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721" calcext:value-type="float">
            <text:p>0.0183721</text:p>
          </table:table-cell>
          <table:table-cell office:value-type="float" office:value="0.0230117" calcext:value-type="float">
            <text:p>0.0230117</text:p>
          </table:table-cell>
          <table:table-cell table:formula="of:=[.D1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2011" calcext:value-type="float">
            <text:p>0.022011</text:p>
          </table:table-cell>
          <table:table-cell office:value-type="float" office:value="0.0230982" calcext:value-type="float">
            <text:p>0.0230982</text:p>
          </table:table-cell>
          <table:table-cell table:formula="of:=[.D1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1721" calcext:value-type="float">
            <text:p>0.0191721</text:p>
          </table:table-cell>
          <table:table-cell office:value-type="float" office:value="0.0209275" calcext:value-type="float">
            <text:p>0.0209275</text:p>
          </table:table-cell>
          <table:table-cell table:formula="of:=[.D1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54012" calcext:value-type="float">
            <text:p>0.0154012</text:p>
          </table:table-cell>
          <table:table-cell office:value-type="float" office:value="0.0230117" calcext:value-type="float">
            <text:p>0.0230117</text:p>
          </table:table-cell>
          <table:table-cell table:formula="of:=[.D1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46072" calcext:value-type="float">
            <text:p>0.0146072</text:p>
          </table:table-cell>
          <table:table-cell office:value-type="float" office:value="0.0202695" calcext:value-type="float">
            <text:p>0.0202695</text:p>
          </table:table-cell>
          <table:table-cell table:formula="of:=[.D1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794" calcext:value-type="float">
            <text:p>0.0183794</text:p>
          </table:table-cell>
          <table:table-cell office:value-type="float" office:value="0.0223353" calcext:value-type="float">
            <text:p>0.0223353</text:p>
          </table:table-cell>
          <table:table-cell table:formula="of:=[.D1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38617" calcext:value-type="float">
            <text:p>0.0138617</text:p>
          </table:table-cell>
          <table:table-cell office:value-type="float" office:value="0.0197771" calcext:value-type="float">
            <text:p>0.0197771</text:p>
          </table:table-cell>
          <table:table-cell table:formula="of:=[.D1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2931" calcext:value-type="float">
            <text:p>0.0182931</text:p>
          </table:table-cell>
          <table:table-cell office:value-type="float" office:value="0.0197815" calcext:value-type="float">
            <text:p>0.0197815</text:p>
          </table:table-cell>
          <table:table-cell table:formula="of:=[.D2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735" calcext:value-type="float">
            <text:p>0.0183735</text:p>
          </table:table-cell>
          <table:table-cell office:value-type="float" office:value="0.0229667" calcext:value-type="float">
            <text:p>0.0229667</text:p>
          </table:table-cell>
          <table:table-cell table:formula="of:=[.D2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13516" calcext:value-type="float">
            <text:p>0.0213516</text:p>
          </table:table-cell>
          <table:table-cell office:value-type="float" office:value="0.022118" calcext:value-type="float">
            <text:p>0.022118</text:p>
          </table:table-cell>
          <table:table-cell table:formula="of:=[.D2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4406" calcext:value-type="float">
            <text:p>0.0174406</text:p>
          </table:table-cell>
          <table:table-cell office:value-type="float" office:value="0.0197815" calcext:value-type="float">
            <text:p>0.0197815</text:p>
          </table:table-cell>
          <table:table-cell table:formula="of:=[.D2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8544" calcext:value-type="float">
            <text:p>0.0198544</text:p>
          </table:table-cell>
          <table:table-cell office:value-type="float" office:value="0.0243376" calcext:value-type="float">
            <text:p>0.0243376</text:p>
          </table:table-cell>
          <table:table-cell table:formula="of:=[.D2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223" calcext:value-type="float">
            <text:p>0.0168223</text:p>
          </table:table-cell>
          <table:table-cell office:value-type="float" office:value="0.0227495" calcext:value-type="float">
            <text:p>0.0227495</text:p>
          </table:table-cell>
          <table:table-cell table:formula="of:=[.D2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9303" calcext:value-type="float">
            <text:p>0.0169303</text:p>
          </table:table-cell>
          <table:table-cell office:value-type="float" office:value="0.0209156" calcext:value-type="float">
            <text:p>0.0209156</text:p>
          </table:table-cell>
          <table:table-cell table:formula="of:=[.D2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386" calcext:value-type="float">
            <text:p>0.0168386</text:p>
          </table:table-cell>
          <table:table-cell office:value-type="float" office:value="0.0243376" calcext:value-type="float">
            <text:p>0.0243376</text:p>
          </table:table-cell>
          <table:table-cell table:formula="of:=[.D2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7829" calcext:value-type="float">
            <text:p>0.0167829</text:p>
          </table:table-cell>
          <table:table-cell office:value-type="float" office:value="0.0171605" calcext:value-type="float">
            <text:p>0.0171605</text:p>
          </table:table-cell>
          <table:table-cell table:formula="of:=[.D2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325" calcext:value-type="float">
            <text:p>0.0183325</text:p>
          </table:table-cell>
          <table:table-cell office:value-type="float" office:value="0.0209156" calcext:value-type="float">
            <text:p>0.0209156</text:p>
          </table:table-cell>
          <table:table-cell table:formula="of:=[.D2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7889" calcext:value-type="float">
            <text:p>0.0167889</text:p>
          </table:table-cell>
          <table:table-cell office:value-type="float" office:value="0.019159" calcext:value-type="float">
            <text:p>0.019159</text:p>
          </table:table-cell>
          <table:table-cell table:formula="of:=[.D3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297" calcext:value-type="float">
            <text:p>0.0168297</text:p>
          </table:table-cell>
          <table:table-cell office:value-type="float" office:value="0.0200005" calcext:value-type="float">
            <text:p>0.0200005</text:p>
          </table:table-cell>
          <table:table-cell table:formula="of:=[.D3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4511" calcext:value-type="float">
            <text:p>0.0174511</text:p>
          </table:table-cell>
          <table:table-cell office:value-type="float" office:value="0.0197815" calcext:value-type="float">
            <text:p>0.0197815</text:p>
          </table:table-cell>
          <table:table-cell table:formula="of:=[.D3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1664" calcext:value-type="float">
            <text:p>0.0191664</text:p>
          </table:table-cell>
          <table:table-cell office:value-type="float" office:value="0.0229667" calcext:value-type="float">
            <text:p>0.0229667</text:p>
          </table:table-cell>
          <table:table-cell table:formula="of:=[.D3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2011" calcext:value-type="float">
            <text:p>0.022011</text:p>
          </table:table-cell>
          <table:table-cell office:value-type="float" office:value="0.022118" calcext:value-type="float">
            <text:p>0.022118</text:p>
          </table:table-cell>
          <table:table-cell table:formula="of:=[.D3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6394" calcext:value-type="float">
            <text:p>0.0196394</text:p>
          </table:table-cell>
          <table:table-cell office:value-type="float" office:value="0.0209156" calcext:value-type="float">
            <text:p>0.0209156</text:p>
          </table:table-cell>
          <table:table-cell table:formula="of:=[.D3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6297" calcext:value-type="float">
            <text:p>0.0176297</text:p>
          </table:table-cell>
          <table:table-cell office:value-type="float" office:value="0.0229667" calcext:value-type="float">
            <text:p>0.0229667</text:p>
          </table:table-cell>
          <table:table-cell table:formula="of:=[.D3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0359" calcext:value-type="float">
            <text:p>0.0190359</text:p>
          </table:table-cell>
          <table:table-cell office:value-type="float" office:value="0.022118" calcext:value-type="float">
            <text:p>0.022118</text:p>
          </table:table-cell>
          <table:table-cell table:formula="of:=[.D3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8137" calcext:value-type="float">
            <text:p>0.0198137</text:p>
          </table:table-cell>
          <table:table-cell office:value-type="float" office:value="0.0254007" calcext:value-type="float">
            <text:p>0.0254007</text:p>
          </table:table-cell>
          <table:table-cell table:formula="of:=[.D3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04601" calcext:value-type="float">
            <text:p>0.0204601</text:p>
          </table:table-cell>
          <table:table-cell office:value-type="float" office:value="0.0215485" calcext:value-type="float">
            <text:p>0.0215485</text:p>
          </table:table-cell>
          <table:table-cell table:formula="of:=[.D3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1219" calcext:value-type="float">
            <text:p>0.0191219</text:p>
          </table:table-cell>
          <table:table-cell office:value-type="float" office:value="0.0171605" calcext:value-type="float">
            <text:p>0.0171605</text:p>
          </table:table-cell>
          <table:table-cell table:formula="of:=[.D4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8137" calcext:value-type="float">
            <text:p>0.0198137</text:p>
          </table:table-cell>
          <table:table-cell office:value-type="float" office:value="0.0212274" calcext:value-type="float">
            <text:p>0.0212274</text:p>
          </table:table-cell>
          <table:table-cell table:formula="of:=[.D4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796" calcext:value-type="float">
            <text:p>0.019796</text:p>
          </table:table-cell>
          <table:table-cell office:value-type="float" office:value="0.0229667" calcext:value-type="float">
            <text:p>0.0229667</text:p>
          </table:table-cell>
          <table:table-cell table:formula="of:=[.D4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709" calcext:value-type="float">
            <text:p>0.0183709</text:p>
          </table:table-cell>
          <table:table-cell office:value-type="float" office:value="0.0191427" calcext:value-type="float">
            <text:p>0.0191427</text:p>
          </table:table-cell>
          <table:table-cell table:formula="of:=[.D4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6355" calcext:value-type="float">
            <text:p>0.0176355</text:p>
          </table:table-cell>
          <table:table-cell office:value-type="float" office:value="0.0197771" calcext:value-type="float">
            <text:p>0.0197771</text:p>
          </table:table-cell>
          <table:table-cell table:formula="of:=[.D4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6355" calcext:value-type="float">
            <text:p>0.0176355</text:p>
          </table:table-cell>
          <table:table-cell office:value-type="float" office:value="0.0191605" calcext:value-type="float">
            <text:p>0.0191605</text:p>
          </table:table-cell>
          <table:table-cell table:formula="of:=[.D4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6283" calcext:value-type="float">
            <text:p>0.0176283</text:p>
          </table:table-cell>
          <table:table-cell office:value-type="float" office:value="0.020929" calcext:value-type="float">
            <text:p>0.020929</text:p>
          </table:table-cell>
          <table:table-cell table:formula="of:=[.D4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46102" calcext:value-type="float">
            <text:p>0.0146102</text:p>
          </table:table-cell>
          <table:table-cell office:value-type="float" office:value="0.0197771" calcext:value-type="float">
            <text:p>0.0197771</text:p>
          </table:table-cell>
          <table:table-cell table:formula="of:=[.D4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06063" calcext:value-type="float">
            <text:p>0.0206063</text:p>
          </table:table-cell>
          <table:table-cell office:value-type="float" office:value="0.0230982" calcext:value-type="float">
            <text:p>0.0230982</text:p>
          </table:table-cell>
          <table:table-cell table:formula="of:=[.D4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6385" calcext:value-type="float">
            <text:p>0.0176385</text:p>
          </table:table-cell>
          <table:table-cell office:value-type="float" office:value="0.0238599" calcext:value-type="float">
            <text:p>0.0238599</text:p>
          </table:table-cell>
          <table:table-cell table:formula="of:=[.D4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045" calcext:value-type="float">
            <text:p>0.0168045</text:p>
          </table:table-cell>
          <table:table-cell office:value-type="float" office:value="0.01978" calcext:value-type="float">
            <text:p>0.01978</text:p>
          </table:table-cell>
          <table:table-cell table:formula="of:=[.D5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415" calcext:value-type="float">
            <text:p>0.0168415</text:p>
          </table:table-cell>
          <table:table-cell office:value-type="float" office:value="0.022118" calcext:value-type="float">
            <text:p>0.022118</text:p>
          </table:table-cell>
          <table:table-cell table:formula="of:=[.D5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605" calcext:value-type="float">
            <text:p>0.0183605</text:p>
          </table:table-cell>
          <table:table-cell office:value-type="float" office:value="0.0229667" calcext:value-type="float">
            <text:p>0.0229667</text:p>
          </table:table-cell>
          <table:table-cell table:formula="of:=[.D5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8633" calcext:value-type="float">
            <text:p>0.0198633</text:p>
          </table:table-cell>
          <table:table-cell office:value-type="float" office:value="0.0188963" calcext:value-type="float">
            <text:p>0.0188963</text:p>
          </table:table-cell>
          <table:table-cell table:formula="of:=[.D5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6222" calcext:value-type="float">
            <text:p>0.0176222</text:p>
          </table:table-cell>
          <table:table-cell office:value-type="float" office:value="0.019159" calcext:value-type="float">
            <text:p>0.019159</text:p>
          </table:table-cell>
          <table:table-cell table:formula="of:=[.D5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809" calcext:value-type="float">
            <text:p>0.0183809</text:p>
          </table:table-cell>
          <table:table-cell office:value-type="float" office:value="0.0229667" calcext:value-type="float">
            <text:p>0.0229667</text:p>
          </table:table-cell>
          <table:table-cell table:formula="of:=[.D5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1161" calcext:value-type="float">
            <text:p>0.0191161</text:p>
          </table:table-cell>
          <table:table-cell office:value-type="float" office:value="0.0227808" calcext:value-type="float">
            <text:p>0.0227808</text:p>
          </table:table-cell>
          <table:table-cell table:formula="of:=[.D5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52918" calcext:value-type="float">
            <text:p>0.0152918</text:p>
          </table:table-cell>
          <table:table-cell office:value-type="float" office:value="0.0215471" calcext:value-type="float">
            <text:p>0.0215471</text:p>
          </table:table-cell>
          <table:table-cell table:formula="of:=[.D5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0039" calcext:value-type="float">
            <text:p>0.0190039</text:p>
          </table:table-cell>
          <table:table-cell office:value-type="float" office:value="0.0238746" calcext:value-type="float">
            <text:p>0.0238746</text:p>
          </table:table-cell>
          <table:table-cell table:formula="of:=[.D5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482" calcext:value-type="float">
            <text:p>0.017482</text:p>
          </table:table-cell>
          <table:table-cell office:value-type="float" office:value="0.0212259" calcext:value-type="float">
            <text:p>0.0212259</text:p>
          </table:table-cell>
          <table:table-cell table:formula="of:=[.D5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172" calcext:value-type="float">
            <text:p>0.0183172</text:p>
          </table:table-cell>
          <table:table-cell office:value-type="float" office:value="0.0171605" calcext:value-type="float">
            <text:p>0.0171605</text:p>
          </table:table-cell>
          <table:table-cell table:formula="of:=[.D6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5853" calcext:value-type="float">
            <text:p>0.0175853</text:p>
          </table:table-cell>
          <table:table-cell office:value-type="float" office:value="0.0208062" calcext:value-type="float">
            <text:p>0.0208062</text:p>
          </table:table-cell>
          <table:table-cell table:formula="of:=[.D6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201" calcext:value-type="float">
            <text:p>0.0183201</text:p>
          </table:table-cell>
          <table:table-cell office:value-type="float" office:value="0.0200257" calcext:value-type="float">
            <text:p>0.0200257</text:p>
          </table:table-cell>
          <table:table-cell table:formula="of:=[.D6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04616" calcext:value-type="float">
            <text:p>0.0204616</text:p>
          </table:table-cell>
          <table:table-cell office:value-type="float" office:value="0.0171605" calcext:value-type="float">
            <text:p>0.0171605</text:p>
          </table:table-cell>
          <table:table-cell table:formula="of:=[.D6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34" calcext:value-type="float">
            <text:p>0.018334</text:p>
          </table:table-cell>
          <table:table-cell office:value-type="float" office:value="0.0208062" calcext:value-type="float">
            <text:p>0.0208062</text:p>
          </table:table-cell>
          <table:table-cell table:formula="of:=[.D6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0493" calcext:value-type="float">
            <text:p>0.0190493</text:p>
          </table:table-cell>
          <table:table-cell office:value-type="float" office:value="0.0215485" calcext:value-type="float">
            <text:p>0.0215485</text:p>
          </table:table-cell>
          <table:table-cell table:formula="of:=[.D6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101" calcext:value-type="float">
            <text:p>0.0183101</text:p>
          </table:table-cell>
          <table:table-cell office:value-type="float" office:value="0.0240266" calcext:value-type="float">
            <text:p>0.0240266</text:p>
          </table:table-cell>
          <table:table-cell table:formula="of:=[.D6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13546" calcext:value-type="float">
            <text:p>0.0213546</text:p>
          </table:table-cell>
          <table:table-cell office:value-type="float" office:value="0.0202651" calcext:value-type="float">
            <text:p>0.0202651</text:p>
          </table:table-cell>
          <table:table-cell table:formula="of:=[.D6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75" calcext:value-type="float">
            <text:p>0.018375</text:p>
          </table:table-cell>
          <table:table-cell office:value-type="float" office:value="0.0245046" calcext:value-type="float">
            <text:p>0.0245046</text:p>
          </table:table-cell>
          <table:table-cell table:formula="of:=[.D6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415" calcext:value-type="float">
            <text:p>0.0168415</text:p>
          </table:table-cell>
          <table:table-cell office:value-type="float" office:value="0.0223353" calcext:value-type="float">
            <text:p>0.0223353</text:p>
          </table:table-cell>
          <table:table-cell table:formula="of:=[.D6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46102" calcext:value-type="float">
            <text:p>0.0146102</text:p>
          </table:table-cell>
          <table:table-cell office:value-type="float" office:value="0.0260277" calcext:value-type="float">
            <text:p>0.0260277</text:p>
          </table:table-cell>
          <table:table-cell table:formula="of:=[.D7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0975" calcext:value-type="float">
            <text:p>0.0160975</text:p>
          </table:table-cell>
          <table:table-cell office:value-type="float" office:value="0.0238746" calcext:value-type="float">
            <text:p>0.0238746</text:p>
          </table:table-cell>
          <table:table-cell table:formula="of:=[.D7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7915" calcext:value-type="float">
            <text:p>0.0197915</text:p>
          </table:table-cell>
          <table:table-cell office:value-type="float" office:value="0.0200257" calcext:value-type="float">
            <text:p>0.0200257</text:p>
          </table:table-cell>
          <table:table-cell table:formula="of:=[.D7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546" calcext:value-type="float">
            <text:p>0.0183546</text:p>
          </table:table-cell>
          <table:table-cell office:value-type="float" office:value="0.0191501" calcext:value-type="float">
            <text:p>0.0191501</text:p>
          </table:table-cell>
          <table:table-cell table:formula="of:=[.D7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8108" calcext:value-type="float">
            <text:p>0.0198108</text:p>
          </table:table-cell>
          <table:table-cell office:value-type="float" office:value="0.019159" calcext:value-type="float">
            <text:p>0.019159</text:p>
          </table:table-cell>
          <table:table-cell table:formula="of:=[.D7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1408" calcext:value-type="float">
            <text:p>0.0161408</text:p>
          </table:table-cell>
          <table:table-cell office:value-type="float" office:value="0.0238732" calcext:value-type="float">
            <text:p>0.0238732</text:p>
          </table:table-cell>
          <table:table-cell table:formula="of:=[.D7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0466" calcext:value-type="float">
            <text:p>0.020466</text:p>
          </table:table-cell>
          <table:table-cell office:value-type="float" office:value="0.0183707" calcext:value-type="float">
            <text:p>0.0183707</text:p>
          </table:table-cell>
          <table:table-cell table:formula="of:=[.D7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04586" calcext:value-type="float">
            <text:p>0.0204586</text:p>
          </table:table-cell>
          <table:table-cell office:value-type="float" office:value="0.0215471" calcext:value-type="float">
            <text:p>0.0215471</text:p>
          </table:table-cell>
          <table:table-cell table:formula="of:=[.D7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53064" calcext:value-type="float">
            <text:p>0.0153064</text:p>
          </table:table-cell>
          <table:table-cell office:value-type="float" office:value="0.0215485" calcext:value-type="float">
            <text:p>0.0215485</text:p>
          </table:table-cell>
          <table:table-cell table:formula="of:=[.D7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4" calcext:value-type="float">
            <text:p>0.01684</text:p>
          </table:table-cell>
          <table:table-cell office:value-type="float" office:value="0.0188963" calcext:value-type="float">
            <text:p>0.0188963</text:p>
          </table:table-cell>
          <table:table-cell table:formula="of:=[.D7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13294" calcext:value-type="float">
            <text:p>0.0213294</text:p>
          </table:table-cell>
          <table:table-cell office:value-type="float" office:value="0.019159" calcext:value-type="float">
            <text:p>0.019159</text:p>
          </table:table-cell>
          <table:table-cell table:formula="of:=[.D8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53064" calcext:value-type="float">
            <text:p>0.0153064</text:p>
          </table:table-cell>
          <table:table-cell office:value-type="float" office:value="0.0200227" calcext:value-type="float">
            <text:p>0.0200227</text:p>
          </table:table-cell>
          <table:table-cell table:formula="of:=[.D8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9103" calcext:value-type="float">
            <text:p>0.0199103</text:p>
          </table:table-cell>
          <table:table-cell office:value-type="float" office:value="0.0183707" calcext:value-type="float">
            <text:p>0.0183707</text:p>
          </table:table-cell>
          <table:table-cell table:formula="of:=[.D8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04586" calcext:value-type="float">
            <text:p>0.0204586</text:p>
          </table:table-cell>
          <table:table-cell office:value-type="float" office:value="0.0254007" calcext:value-type="float">
            <text:p>0.0254007</text:p>
          </table:table-cell>
          <table:table-cell table:formula="of:=[.D8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05604" calcext:value-type="float">
            <text:p>0.0205604</text:p>
          </table:table-cell>
          <table:table-cell office:value-type="float" office:value="0.0197815" calcext:value-type="float">
            <text:p>0.0197815</text:p>
          </table:table-cell>
          <table:table-cell table:formula="of:=[.D8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4" calcext:value-type="float">
            <text:p>0.01684</text:p>
          </table:table-cell>
          <table:table-cell office:value-type="float" office:value="0.0188963" calcext:value-type="float">
            <text:p>0.0188963</text:p>
          </table:table-cell>
          <table:table-cell table:formula="of:=[.D8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06048" calcext:value-type="float">
            <text:p>0.0206048</text:p>
          </table:table-cell>
          <table:table-cell office:value-type="float" office:value="0.0208062" calcext:value-type="float">
            <text:p>0.0208062</text:p>
          </table:table-cell>
          <table:table-cell table:formula="of:=[.D8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54012" calcext:value-type="float">
            <text:p>0.0154012</text:p>
          </table:table-cell>
          <table:table-cell office:value-type="float" office:value="0.0223294" calcext:value-type="float">
            <text:p>0.0223294</text:p>
          </table:table-cell>
          <table:table-cell table:formula="of:=[.D8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1662" calcext:value-type="float">
            <text:p>0.0191662</text:p>
          </table:table-cell>
          <table:table-cell office:value-type="float" office:value="0.0260277" calcext:value-type="float">
            <text:p>0.0260277</text:p>
          </table:table-cell>
          <table:table-cell table:formula="of:=[.D8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0359" calcext:value-type="float">
            <text:p>0.0190359</text:p>
          </table:table-cell>
          <table:table-cell office:value-type="float" office:value="0.0238746" calcext:value-type="float">
            <text:p>0.0238746</text:p>
          </table:table-cell>
          <table:table-cell table:formula="of:=[.D8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694" calcext:value-type="float">
            <text:p>0.0183694</text:p>
          </table:table-cell>
          <table:table-cell office:value-type="float" office:value="0.0243376" calcext:value-type="float">
            <text:p>0.0243376</text:p>
          </table:table-cell>
          <table:table-cell table:formula="of:=[.D9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12909" calcext:value-type="float">
            <text:p>0.0212909</text:p>
          </table:table-cell>
          <table:table-cell office:value-type="float" office:value="0.022118" calcext:value-type="float">
            <text:p>0.022118</text:p>
          </table:table-cell>
          <table:table-cell table:formula="of:=[.D9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5853" calcext:value-type="float">
            <text:p>0.0175853</text:p>
          </table:table-cell>
          <table:table-cell office:value-type="float" office:value="0.0208062" calcext:value-type="float">
            <text:p>0.0208062</text:p>
          </table:table-cell>
          <table:table-cell table:formula="of:=[.D9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8092" calcext:value-type="float">
            <text:p>0.0198092</text:p>
          </table:table-cell>
          <table:table-cell office:value-type="float" office:value="0.0200257" calcext:value-type="float">
            <text:p>0.0200257</text:p>
          </table:table-cell>
          <table:table-cell table:formula="of:=[.D9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62" calcext:value-type="float">
            <text:p>0.018362</text:p>
          </table:table-cell>
          <table:table-cell office:value-type="float" office:value="0.0197786" calcext:value-type="float">
            <text:p>0.0197786</text:p>
          </table:table-cell>
          <table:table-cell table:formula="of:=[.D9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4879" calcext:value-type="float">
            <text:p>0.0174879</text:p>
          </table:table-cell>
          <table:table-cell office:value-type="float" office:value="0.0202651" calcext:value-type="float">
            <text:p>0.0202651</text:p>
          </table:table-cell>
          <table:table-cell table:formula="of:=[.D9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143" calcext:value-type="float">
            <text:p>0.0183143</text:p>
          </table:table-cell>
          <table:table-cell office:value-type="float" office:value="0.0245046" calcext:value-type="float">
            <text:p>0.0245046</text:p>
          </table:table-cell>
          <table:table-cell table:formula="of:=[.D9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6355" calcext:value-type="float">
            <text:p>0.0176355</text:p>
          </table:table-cell>
          <table:table-cell office:value-type="float" office:value="0.0223353" calcext:value-type="float">
            <text:p>0.0223353</text:p>
          </table:table-cell>
          <table:table-cell table:formula="of:=[.D9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54012" calcext:value-type="float">
            <text:p>0.0154012</text:p>
          </table:table-cell>
          <table:table-cell office:value-type="float" office:value="0.0197771" calcext:value-type="float">
            <text:p>0.0197771</text:p>
          </table:table-cell>
          <table:table-cell table:formula="of:=[.D9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356" calcext:value-type="float">
            <text:p>0.0168356</text:p>
          </table:table-cell>
          <table:table-cell office:value-type="float" office:value="0.0230982" calcext:value-type="float">
            <text:p>0.0230982</text:p>
          </table:table-cell>
          <table:table-cell table:formula="of:=[.D9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356" calcext:value-type="float">
            <text:p>0.0168356</text:p>
          </table:table-cell>
          <table:table-cell office:value-type="float" office:value="0.0230982" calcext:value-type="float">
            <text:p>0.0230982</text:p>
          </table:table-cell>
          <table:table-cell table:formula="of:=[.D10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Media:</text:p>
          </table:table-cell>
          <table:table-cell table:style-name="ce1" table:formula="of:=MEDIAN([.B2:.B101])" office:value-type="float" office:value="0.0183443" calcext:value-type="float">
            <text:p>0.0183443</text:p>
          </table:table-cell>
          <table:table-cell table:style-name="ce1" table:formula="of:=MEDIAN([.C2:.C101])" office:value-type="float" office:value="0.0215471" calcext:value-type="float">
            <text:p>0.021547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20:30:14.308825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06T20:44:46.650809711</dc:date>
    <meta:editing-duration>PT21M55S</meta:editing-duration>
    <meta:editing-cycles>4</meta:editing-cycles>
    <meta:document-statistic meta:table-count="1" meta:cell-count="3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824cm" svg:height="19.068cm" xlink:href=".." xlink:type="simple" chart:class="chart:line" chart:style-name="ch1">
        <chart:title svg:x="11.946cm" svg:y="0.516cm" chart:style-name="ch2">
          <text:p>Estimación Altura</text:p>
        </chart:title>
        <chart:subtitle svg:x="12.719cm" svg:y="1.836cm" chart:style-name="ch3">
          <text:p>Barra de chocolate</text:p>
        </chart:subtitle>
        <chart:legend chart:legend-position="end" svg:x="26.457cm" svg:y="8.749cm" style:legend-expansion="high" chart:style-name="ch4"/>
        <chart:plot-area chart:style-name="ch5" table:cell-range-address="height_chocolate.B1:height_chocolate.D101" chart:data-source-has-labels="row" svg:x="1.775cm" svg:y="2.874cm" svg:width="24.106cm" svg:height="14.644cm">
          <chartooo:coordinate-region svg:x="2.979cm" svg:y="3.016cm" svg:width="22.765cm" svg:height="13.473cm"/>
          <chart:axis chart:dimension="x" chart:name="primary-x" chart:style-name="ch6">
            <chart:title svg:x="12.976cm" svg:y="17.899cm" chart:style-name="ch7">
              <text:p>Eventos</text:p>
            </chart:title>
          </chart:axis>
          <chart:axis chart:dimension="y" chart:name="primary-y" chart:style-name="ch6">
            <chart:title svg:x="0.451cm" svg:y="11.172cm" chart:style-name="ch8">
              <text:p>Altura [m]</text:p>
            </chart:title>
            <chart:grid chart:style-name="ch9" chart:class="major"/>
          </chart:axis>
          <chart:series chart:style-name="ch10" chart:values-cell-range-address="height_chocolate.B2:height_chocolate.B101" chart:label-cell-address="height_chocolate.B1:height_chocolate.B1" chart:class="chart:line">
            <chart:data-point chart:repeated="100"/>
          </chart:series>
          <chart:series chart:style-name="ch11" chart:values-cell-range-address="height_chocolate.C2:height_chocolate.C101" chart:label-cell-address="height_chocolate.C1:height_chocolate.C1" chart:class="chart:line">
            <chart:data-point chart:repeated="100"/>
          </chart:series>
          <chart:series chart:style-name="ch12" chart:values-cell-range-address="height_chocolate.D2:height_chocolate.D101" chart:label-cell-address="height_chocolate.D1:height_chocolate.D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height_chocolate.B1:height_chocolate.B1</svg:desc>
                </draw:g>
              </table:table-cell>
              <table:table-cell office:value-type="string">
                <text:p>Previo</text:p>
                <draw:g>
                  <svg:desc>height_chocolate.C1:height_chocolate.C1</svg:desc>
                </draw:g>
              </table:table-cell>
              <table:table-cell office:value-type="string">
                <text:p>Ideal</text:p>
                <draw:g>
                  <svg:desc>height_chocolate.D1:height_chocolat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9192">
                <text:p>0.0189192</text:p>
                <draw:g>
                  <svg:desc>height_chocolate.B2:height_chocolate.B101</svg:desc>
                </draw:g>
              </table:table-cell>
              <table:table-cell office:value-type="float" office:value="0.0254007">
                <text:p>0.0254007</text:p>
                <draw:g>
                  <svg:desc>height_chocolate.C2:height_chocolate.C101</svg:desc>
                </draw:g>
              </table:table-cell>
              <table:table-cell office:value-type="float" office:value="0.03">
                <text:p>0.03</text:p>
                <draw:g>
                  <svg:desc>height_chocolate.D2:height_chocolate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5912">
                <text:p>0.0175912</text:p>
              </table:table-cell>
              <table:table-cell office:value-type="float" office:value="0.0202695">
                <text:p>0.02026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5825">
                <text:p>0.0175825</text:p>
              </table:table-cell>
              <table:table-cell office:value-type="float" office:value="0.0223442">
                <text:p>0.022344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3235">
                <text:p>0.021323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1734">
                <text:p>0.0151734</text:p>
              </table:table-cell>
              <table:table-cell office:value-type="float" office:value="0.022751">
                <text:p>0.02275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8619">
                <text:p>0.0198619</text:p>
              </table:table-cell>
              <table:table-cell office:value-type="float" office:value="0.0240266">
                <text:p>0.02402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3047">
                <text:p>0.021304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7974">
                <text:p>0.0197974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3794">
                <text:p>0.0183794</text:p>
              </table:table-cell>
              <table:table-cell office:value-type="float" office:value="0.0197786">
                <text:p>0.01977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0827">
                <text:p>0.0160827</text:p>
              </table:table-cell>
              <table:table-cell office:value-type="float" office:value="0.0254007">
                <text:p>0.02540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8383">
                <text:p>0.0168383</text:p>
              </table:table-cell>
              <table:table-cell office:value-type="float" office:value="0.0200227">
                <text:p>0.02002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8495">
                <text:p>0.0198495</text:p>
              </table:table-cell>
              <table:table-cell office:value-type="float" office:value="0.0229415">
                <text:p>0.02294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83721">
                <text:p>0.0183721</text:p>
              </table:table-cell>
              <table:table-cell office:value-type="float" office:value="0.0230117">
                <text:p>0.02301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2011">
                <text:p>0.022011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1721">
                <text:p>0.0191721</text:p>
              </table:table-cell>
              <table:table-cell office:value-type="float" office:value="0.0209275">
                <text:p>0.02092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4012">
                <text:p>0.0154012</text:p>
              </table:table-cell>
              <table:table-cell office:value-type="float" office:value="0.0230117">
                <text:p>0.02301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46072">
                <text:p>0.0146072</text:p>
              </table:table-cell>
              <table:table-cell office:value-type="float" office:value="0.0202695">
                <text:p>0.02026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3794">
                <text:p>0.0183794</text:p>
              </table:table-cell>
              <table:table-cell office:value-type="float" office:value="0.0223353">
                <text:p>0.02233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38617">
                <text:p>0.0138617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82931">
                <text:p>0.0182931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83735">
                <text:p>0.0183735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3516">
                <text:p>0.0213516</text:p>
              </table:table-cell>
              <table:table-cell office:value-type="float" office:value="0.022118">
                <text:p>0.0221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74406">
                <text:p>0.0174406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8544">
                <text:p>0.0198544</text:p>
              </table:table-cell>
              <table:table-cell office:value-type="float" office:value="0.0243376">
                <text:p>0.024337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8223">
                <text:p>0.0168223</text:p>
              </table:table-cell>
              <table:table-cell office:value-type="float" office:value="0.0227495">
                <text:p>0.02274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9303">
                <text:p>0.0169303</text:p>
              </table:table-cell>
              <table:table-cell office:value-type="float" office:value="0.0209156">
                <text:p>0.02091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68386">
                <text:p>0.0168386</text:p>
              </table:table-cell>
              <table:table-cell office:value-type="float" office:value="0.0243376">
                <text:p>0.024337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67829">
                <text:p>0.0167829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3325">
                <text:p>0.0183325</text:p>
              </table:table-cell>
              <table:table-cell office:value-type="float" office:value="0.0209156">
                <text:p>0.02091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67889">
                <text:p>0.0167889</text:p>
              </table:table-cell>
              <table:table-cell office:value-type="float" office:value="0.019159">
                <text:p>0.0191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68297">
                <text:p>0.0168297</text:p>
              </table:table-cell>
              <table:table-cell office:value-type="float" office:value="0.0200005">
                <text:p>0.02000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74511">
                <text:p>0.0174511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91664">
                <text:p>0.0191664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2011">
                <text:p>0.022011</text:p>
              </table:table-cell>
              <table:table-cell office:value-type="float" office:value="0.022118">
                <text:p>0.0221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96394">
                <text:p>0.0196394</text:p>
              </table:table-cell>
              <table:table-cell office:value-type="float" office:value="0.0209156">
                <text:p>0.02091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76297">
                <text:p>0.0176297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90359">
                <text:p>0.0190359</text:p>
              </table:table-cell>
              <table:table-cell office:value-type="float" office:value="0.022118">
                <text:p>0.0221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8137">
                <text:p>0.0198137</text:p>
              </table:table-cell>
              <table:table-cell office:value-type="float" office:value="0.0254007">
                <text:p>0.02540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04601">
                <text:p>0.0204601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1219">
                <text:p>0.0191219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98137">
                <text:p>0.0198137</text:p>
              </table:table-cell>
              <table:table-cell office:value-type="float" office:value="0.0212274">
                <text:p>0.021227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9796">
                <text:p>0.019796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83709">
                <text:p>0.0183709</text:p>
              </table:table-cell>
              <table:table-cell office:value-type="float" office:value="0.0191427">
                <text:p>0.01914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6355">
                <text:p>0.0176355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6355">
                <text:p>0.0176355</text:p>
              </table:table-cell>
              <table:table-cell office:value-type="float" office:value="0.0191605">
                <text:p>0.01916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76283">
                <text:p>0.0176283</text:p>
              </table:table-cell>
              <table:table-cell office:value-type="float" office:value="0.020929">
                <text:p>0.0209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46102">
                <text:p>0.0146102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06063">
                <text:p>0.0206063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76385">
                <text:p>0.0176385</text:p>
              </table:table-cell>
              <table:table-cell office:value-type="float" office:value="0.0238599">
                <text:p>0.02385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68045">
                <text:p>0.0168045</text:p>
              </table:table-cell>
              <table:table-cell office:value-type="float" office:value="0.01978">
                <text:p>0.0197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68415">
                <text:p>0.0168415</text:p>
              </table:table-cell>
              <table:table-cell office:value-type="float" office:value="0.022118">
                <text:p>0.0221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83605">
                <text:p>0.0183605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98633">
                <text:p>0.0198633</text:p>
              </table:table-cell>
              <table:table-cell office:value-type="float" office:value="0.0188963">
                <text:p>0.01889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6222">
                <text:p>0.0176222</text:p>
              </table:table-cell>
              <table:table-cell office:value-type="float" office:value="0.019159">
                <text:p>0.0191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83809">
                <text:p>0.0183809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1161">
                <text:p>0.0191161</text:p>
              </table:table-cell>
              <table:table-cell office:value-type="float" office:value="0.0227808">
                <text:p>0.02278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52918">
                <text:p>0.0152918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90039">
                <text:p>0.0190039</text:p>
              </table:table-cell>
              <table:table-cell office:value-type="float" office:value="0.0238746">
                <text:p>0.02387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7482">
                <text:p>0.017482</text:p>
              </table:table-cell>
              <table:table-cell office:value-type="float" office:value="0.0212259">
                <text:p>0.02122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83172">
                <text:p>0.0183172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75853">
                <text:p>0.0175853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83201">
                <text:p>0.0183201</text:p>
              </table:table-cell>
              <table:table-cell office:value-type="float" office:value="0.0200257">
                <text:p>0.020025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04616">
                <text:p>0.0204616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8334">
                <text:p>0.018334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90493">
                <text:p>0.0190493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83101">
                <text:p>0.0183101</text:p>
              </table:table-cell>
              <table:table-cell office:value-type="float" office:value="0.0240266">
                <text:p>0.02402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13546">
                <text:p>0.0213546</text:p>
              </table:table-cell>
              <table:table-cell office:value-type="float" office:value="0.0202651">
                <text:p>0.020265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8375">
                <text:p>0.018375</text:p>
              </table:table-cell>
              <table:table-cell office:value-type="float" office:value="0.0245046">
                <text:p>0.02450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68415">
                <text:p>0.0168415</text:p>
              </table:table-cell>
              <table:table-cell office:value-type="float" office:value="0.0223353">
                <text:p>0.02233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6102">
                <text:p>0.0146102</text:p>
              </table:table-cell>
              <table:table-cell office:value-type="float" office:value="0.0260277">
                <text:p>0.02602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0975">
                <text:p>0.0160975</text:p>
              </table:table-cell>
              <table:table-cell office:value-type="float" office:value="0.0238746">
                <text:p>0.02387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97915">
                <text:p>0.0197915</text:p>
              </table:table-cell>
              <table:table-cell office:value-type="float" office:value="0.0200257">
                <text:p>0.020025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83546">
                <text:p>0.0183546</text:p>
              </table:table-cell>
              <table:table-cell office:value-type="float" office:value="0.0191501">
                <text:p>0.01915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98108">
                <text:p>0.0198108</text:p>
              </table:table-cell>
              <table:table-cell office:value-type="float" office:value="0.019159">
                <text:p>0.0191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61408">
                <text:p>0.0161408</text:p>
              </table:table-cell>
              <table:table-cell office:value-type="float" office:value="0.0238732">
                <text:p>0.02387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0466">
                <text:p>0.020466</text:p>
              </table:table-cell>
              <table:table-cell office:value-type="float" office:value="0.0183707">
                <text:p>0.01837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04586">
                <text:p>0.020458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53064">
                <text:p>0.0153064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684">
                <text:p>0.01684</text:p>
              </table:table-cell>
              <table:table-cell office:value-type="float" office:value="0.0188963">
                <text:p>0.01889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13294">
                <text:p>0.0213294</text:p>
              </table:table-cell>
              <table:table-cell office:value-type="float" office:value="0.019159">
                <text:p>0.0191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53064">
                <text:p>0.0153064</text:p>
              </table:table-cell>
              <table:table-cell office:value-type="float" office:value="0.0200227">
                <text:p>0.02002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99103">
                <text:p>0.0199103</text:p>
              </table:table-cell>
              <table:table-cell office:value-type="float" office:value="0.0183707">
                <text:p>0.01837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04586">
                <text:p>0.0204586</text:p>
              </table:table-cell>
              <table:table-cell office:value-type="float" office:value="0.0254007">
                <text:p>0.02540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05604">
                <text:p>0.0205604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84">
                <text:p>0.01684</text:p>
              </table:table-cell>
              <table:table-cell office:value-type="float" office:value="0.0188963">
                <text:p>0.01889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06048">
                <text:p>0.0206048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54012">
                <text:p>0.0154012</text:p>
              </table:table-cell>
              <table:table-cell office:value-type="float" office:value="0.0223294">
                <text:p>0.02232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91662">
                <text:p>0.0191662</text:p>
              </table:table-cell>
              <table:table-cell office:value-type="float" office:value="0.0260277">
                <text:p>0.02602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90359">
                <text:p>0.0190359</text:p>
              </table:table-cell>
              <table:table-cell office:value-type="float" office:value="0.0238746">
                <text:p>0.02387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83694">
                <text:p>0.0183694</text:p>
              </table:table-cell>
              <table:table-cell office:value-type="float" office:value="0.0243376">
                <text:p>0.024337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12909">
                <text:p>0.0212909</text:p>
              </table:table-cell>
              <table:table-cell office:value-type="float" office:value="0.022118">
                <text:p>0.0221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75853">
                <text:p>0.0175853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98092">
                <text:p>0.0198092</text:p>
              </table:table-cell>
              <table:table-cell office:value-type="float" office:value="0.0200257">
                <text:p>0.020025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8362">
                <text:p>0.018362</text:p>
              </table:table-cell>
              <table:table-cell office:value-type="float" office:value="0.0197786">
                <text:p>0.01977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74879">
                <text:p>0.0174879</text:p>
              </table:table-cell>
              <table:table-cell office:value-type="float" office:value="0.0202651">
                <text:p>0.020265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83143">
                <text:p>0.0183143</text:p>
              </table:table-cell>
              <table:table-cell office:value-type="float" office:value="0.0245046">
                <text:p>0.02450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76355">
                <text:p>0.0176355</text:p>
              </table:table-cell>
              <table:table-cell office:value-type="float" office:value="0.0223353">
                <text:p>0.02233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54012">
                <text:p>0.0154012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68356">
                <text:p>0.0168356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68356">
                <text:p>0.0168356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